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language-asian="en" style:country-asian="GB"/>
    </style:style>
    <style:style style:name="T11" style:parent-style-name="DefaultParagraphFont" style:family="text">
      <style:text-properties style:language-asian="en" style:country-asian="GB"/>
    </style:style>
    <style:style style:name="T12" style:parent-style-name="DefaultParagraphFont" style:family="text">
      <style:text-properties style:language-asian="en" style:country-asian="GB"/>
    </style:style>
    <style:style style:name="T13" style:parent-style-name="DefaultParagraphFont" style:family="text">
      <style:text-properties style:language-asian="en" style:country-asian="GB"/>
    </style:style>
    <style:style style:name="T14" style:parent-style-name="DefaultParagraphFont" style:family="text">
      <style:text-properties style:language-asian="en" style:country-asian="GB"/>
    </style:style>
    <style:style style:name="T15" style:parent-style-name="DefaultParagraphFont" style:family="text">
      <style:text-properties style:language-asian="en" style:country-asian="GB"/>
    </style:style>
    <style:style style:name="T16" style:parent-style-name="DefaultParagraphFont" style:family="text">
      <style:text-properties style:language-asian="en" style:country-asian="GB"/>
    </style:style>
    <style:style style:name="T17" style:parent-style-name="DefaultParagraphFont" style:family="text">
      <style:text-properties style:language-asian="en" style:country-asian="GB"/>
    </style:style>
    <style:style style:name="T18" style:parent-style-name="DefaultParagraphFont" style:family="text">
      <style:text-properties style:language-asian="en" style:country-asian="GB"/>
    </style:style>
    <style:style style:name="T19" style:parent-style-name="DefaultParagraphFont" style:family="text">
      <style:text-properties style:language-asian="en" style:country-asian="GB"/>
    </style:style>
    <style:style style:name="P20" style:parent-style-name="Normal" style:family="paragraph">
      <style:paragraph-properties fo:text-align="center"/>
    </style:style>
    <style:style style:family="graphic" style:name="a10">
      <style:graphic-properties fo:min-width="0.34931in" fo:min-height="1.27361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  <style:style style:family="graphic" style:name="a11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style:writing-mode="lr-tb" draw:fill="none" draw:stroke="solid" svg:stroke-width="0.01042in" svg:stroke-color="#000000" draw:marker-end="a12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run-through" style:run-through="foreground" style:writing-mode="lr-tb" draw:fill="none" draw:stroke="solid" svg:stroke-width="0.01042in" svg:stroke-color="#000000" draw:marker-end="a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4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>
      <style:graphic-properties fo:min-width="0.67014in" fo:min-height="0.95347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5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6">
      <style:graphic-properties fo:min-width="0.67014in" fo:min-height="0.95347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">
      <style:graphic-properties fo:min-width="0.34583in" fo:min-height="1.27361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  <style:style style:family="graphic" style:name="a17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>
      <style:graphic-properties fo:min-width="1.41806in" fo:min-height="1.27361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  <style:style style:family="graphic" style:name="a18" style:parent-style-name="Graphics">
      <style:graphic-properties fo:min-width="0.30208in" fo:min-height="0.32083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9">
      <style:graphic-properties fo:min-width="0.67014in" fo:min-height="0.95347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>
      <style:graphic-properties fo:min-width="1.67569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8">
      <style:graphic-properties fo:min-width="0.34931in" fo:min-height="1.27361in" fo:wrap-option="wrap" fo:padding-top="0.05in" fo:padding-bottom="0.05in" fo:padding-left="0.1in" fo:padding-right="0.1in" draw:textarea-vertical-align="top"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1">
      <style:graphic-properties style:wrap="run-through" style:run-through="foreground" style:writing-mode="lr-tb" draw:fill="none" draw:stroke="solid" svg:stroke-width="0.01042in" svg:stroke-color="#000000" draw:marker-end="a2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9">
      <style:graphic-properties fo:min-width="0.34931in" fo:min-height="1.27361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  <style:style style:family="graphic" style:name="a22">
      <style:graphic-properties fo:min-width="0.37847in" fo:min-height="1.27361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  <style:style style:family="graphic" style:name="a23">
      <style:graphic-properties fo:min-width="1.98542in" fo:min-height="1.27361in" fo:wrap-option="wrap" fo:padding-top="0.05in" fo:padding-bottom="0.05in" fo:padding-left="0.1in" fo:padding-right="0.1in" draw:textarea-vertical-align="top" style:writing-mode="lr-tb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/>
    </style:style>
    <style:style style:family="graphic" style:name="a24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onnector draw:type="standard" svg:x1="0.26458in" svg:y1="4.08472in" svg:x2="1.33056in" svg:y2="4.84306in" draw:z-index="251810816" draw:id="id0" draw:style-name="a1" draw:name="AutoShape 77" text:anchor-type="paragraph"><svg:desc/></draw:connector></text:span><text:span text:style-name="T3"><draw:custom-shape svg:x="-0.21736in" svg:y="3.43819in" svg:width="0.95347in" svg:height="0.67014in" draw:z-index="251811840" draw:id="id1" draw:style-name="a2" draw:name="AutoShape 12" text:anchor-type="paragraph"><svg:desc/><text:p text:style-name="Normal">Is a</text:p><draw:enhanced-geometry draw:type="non-primitive" svg:viewBox="0 0 871852 612776" draw:enhanced-path="M 0 306388 L 435926 0 871852 306388 435926 612776 Z N" draw:text-areas="?f24 ?f26 ?f25 ?f27" draw:glue-points="?f18 ?f19 ?f20 ?f21 ?f18 ?f22 ?f23 ?f21 ?f18 ?f19 ?f20 ?f21 ?f18 ?f22 ?f23 ?f21 ?f18 ?f19 ?f20 ?f21 ?f18 ?f22 ?f23 ?f21" draw:glue-point-leaving-directions="-360.0001, -90, -180, -270, 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1852"/><draw:equation draw:name="f7" draw:formula="?f4 / 612776"/><draw:equation draw:name="f8" draw:formula="435926 * ?f5 / 871852"/><draw:equation draw:name="f9" draw:formula="0 * ?f4 / 612776"/><draw:equation draw:name="f10" draw:formula="871852 * ?f5 / 871852"/><draw:equation draw:name="f11" draw:formula="306388 * ?f4 / 612776"/><draw:equation draw:name="f12" draw:formula="612776 * ?f4 / 612776"/><draw:equation draw:name="f13" draw:formula="0 * ?f5 / 871852"/><draw:equation draw:name="f14" draw:formula="217963 * ?f5 / 871852"/><draw:equation draw:name="f15" draw:formula="153194 * ?f4 / 612776"/><draw:equation draw:name="f16" draw:formula="653889 * ?f5 / 871852"/><draw:equation draw:name="f17" draw:formula="459582 * ?f4 / 612776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4"><draw:connector draw:type="line" svg:x1="-0.11215in" svg:y1="3.06146in" svg:x2="0.64132in" svg:y2="3.06146in" draw:z-index="251809792" draw:id="id2" draw:style-name="a3" draw:transform="translate(-0.26458in -3.06146in) rotate(-1.5708) translate(0.26458in 3.06146in)" draw:name="AutoShape 76" text:anchor-type="paragraph"><svg:desc/></draw:connector></text:span><text:span text:style-name="T5"><draw:g draw:z-index="251826176" draw:name="Group 74" draw:id="id5" draw:style-name="a6" text:anchor-type="paragraph"><svg:desc/><draw:custom-shape svg:x="1.33056in" svg:y="4.08472in" svg:width="1.27361in" svg:height="0.34583in" draw:z-index="251824128" draw:id="id3" draw:style-name="a4" draw:name="Rectangle 13"><svg:desc/><text:p text:style-name="P6">Waypoint</text:p><text:p text:style-name="Normal"/><draw:enhanced-geometry draw:type="non-primitive" svg:viewBox="0 0 21600 21600" draw:enhanced-path="M 0 0 L 21600 0 21600 21600 0 21600 Z N"/></draw:custom-shape><draw:custom-shape svg:x="1.33056in" svg:y="4.43056in" svg:width="1.27361in" svg:height="1.41806in" draw:z-index="251825152" draw:id="id4" draw:style-name="a5" draw:name="Rectangle 13"><svg:desc/><text:p text:style-name="Normal">Name</text:p><text:p text:style-name="Normal">Latitude</text:p><text:p text:style-name="Normal">Longitude</text:p><text:p text:style-name="Normal">Time stamp</text:p><text:p text:style-name="Normal"/><draw:enhanced-geometry draw:type="non-primitive" svg:viewBox="0 0 21600 21600" draw:enhanced-path="M 0 0 L 21600 0 21600 21600 0 21600 Z N"/></draw:custom-shape></draw:g></text:span><text:span text:style-name="T7"><draw:custom-shape svg:x="4.19861in" svg:y="0.52222in" svg:width="1.27361in" svg:height="1.67569in" draw:z-index="251830272" draw:id="id6" draw:style-name="a7" draw:name="Rectangle 13" text:anchor-type="paragraph"><svg:desc/><text:p text:style-name="Normal">Name</text:p><text:p text:style-name="Normal">Short description</text:p><text:p text:style-name="Normal">Long description</text:p><text:p text:style-name="Normal">Walk time</text:p><text:p text:style-name="Normal"/><draw:enhanced-geometry draw:type="non-primitive" svg:viewBox="0 0 21600 21600" draw:enhanced-path="M 0 0 L 21600 0 21600 21600 0 21600 Z N"/></draw:custom-shape></text:span><text:span text:style-name="T8"><draw:custom-shape svg:x="4.19861in" svg:y="0.17292in" svg:width="1.27361in" svg:height="0.34931in" draw:z-index="251829248" draw:id="id7" draw:style-name="a8" draw:name="Rectangle 7" text:anchor-type="paragraph"><svg:desc/><text:p text:style-name="P9">Tour</text:p><draw:enhanced-geometry draw:type="non-primitive" svg:viewBox="0 0 21600 21600" draw:enhanced-path="M 0 0 L 21600 0 21600 21600 0 21600 Z N"/></draw:custom-shape></text:span><text:span text:style-name="T10"><draw:g draw:z-index="251828224" draw:name="Group 76" draw:id="id10" draw:style-name="a11" text:anchor-type="paragraph"><svg:desc/><draw:custom-shape svg:x="4.52847in" svg:y="4.84306in" svg:width="1.27361in" svg:height="0.34931in" draw:z-index="251797504" draw:id="id8" draw:style-name="a9" draw:name="Rectangle 13"><svg:desc/><text:p text:style-name="Normal">Picture</text:p><draw:enhanced-geometry draw:type="non-primitive" svg:viewBox="0 0 21600 21600" draw:enhanced-path="M 0 0 L 21600 0 21600 21600 0 21600 Z N"/></draw:custom-shape><draw:custom-shape svg:x="4.52847in" svg:y="5.18889in" svg:width="1.27361in" svg:height="0.34931in" draw:z-index="251827200" draw:id="id9" draw:style-name="a10" draw:name="Rectangle 13"><svg:desc/><text:p text:style-name="Normal">Path name</text:p><draw:enhanced-geometry draw:type="non-primitive" svg:viewBox="0 0 21600 21600" draw:enhanced-path="M 0 0 L 21600 0 21600 21600 0 21600 Z N"/></draw:custom-shape></draw:g></text:span><text:span text:style-name="T11"><draw:connector draw:type="standard" svg:x1="3.66667in" svg:y1="3.33611in" svg:x2="6.67986in" svg:y2="3.33681in" draw:z-index="251796480" draw:id="id11" draw:style-name="a13" draw:transform="translate(-5.17326in -3.33646in) rotate(-1.5708) translate(5.17326in 3.33646in)" draw:name="AutoShape 25" text:anchor-type="paragraph"><svg:desc/></draw:connector></text:span><text:span text:style-name="T12"><draw:frame draw:z-index="251816960" draw:id="id12" draw:style-name="a14" draw:name="Text Box 39" text:anchor-type="paragraph" svg:x="5.11806in" svg:y="4.32986in" svg:width="0.32083in" svg:height="0.30208in" style:rel-width="scale" style:rel-height="scale"><draw:text-box draw:chain-next-name="Text Box 39"><text:p text:style-name="Normal">n</text:p></draw:text-box><svg:desc/></draw:frame></text:span><text:span text:style-name="T13"><draw:frame draw:z-index="251815936" draw:id="id13" draw:style-name="a15" draw:name="Text Box 38" text:anchor-type="paragraph" svg:x="5.10764in" svg:y="3.44931in" svg:width="0.32083in" svg:height="0.30208in" style:rel-width="scale" style:rel-height="scale"><draw:text-box draw:chain-next-name="Text Box 38"><text:p text:style-name="Normal">1</text:p></draw:text-box><svg:desc/></draw:frame></text:span><text:span text:style-name="T14"><draw:custom-shape svg:x="4.69028in" svg:y="3.70833in" svg:width="0.95347in" svg:height="0.67014in" draw:z-index="251814912" draw:id="id14" draw:style-name="a16" draw:name="AutoShape 12" text:anchor-type="paragraph"><svg:desc/><text:p text:style-name="Normal">has</text:p><draw:enhanced-geometry draw:type="non-primitive" svg:viewBox="0 0 871852 612776" draw:enhanced-path="M 0 306388 L 435926 0 871852 306388 435926 612776 Z N" draw:text-areas="?f24 ?f26 ?f25 ?f27" draw:glue-points="?f18 ?f19 ?f20 ?f21 ?f18 ?f22 ?f23 ?f21 ?f18 ?f19 ?f20 ?f21 ?f18 ?f22 ?f23 ?f21 ?f18 ?f19 ?f20 ?f21 ?f18 ?f22 ?f23 ?f21" draw:glue-point-leaving-directions="-360.0001, -90, -180, -270, 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1852"/><draw:equation draw:name="f7" draw:formula="?f4 / 612776"/><draw:equation draw:name="f8" draw:formula="435926 * ?f5 / 871852"/><draw:equation draw:name="f9" draw:formula="0 * ?f4 / 612776"/><draw:equation draw:name="f10" draw:formula="871852 * ?f5 / 871852"/><draw:equation draw:name="f11" draw:formula="306388 * ?f4 / 612776"/><draw:equation draw:name="f12" draw:formula="612776 * ?f4 / 612776"/><draw:equation draw:name="f13" draw:formula="0 * ?f5 / 871852"/><draw:equation draw:name="f14" draw:formula="217963 * ?f5 / 871852"/><draw:equation draw:name="f15" draw:formula="153194 * ?f4 / 612776"/><draw:equation draw:name="f16" draw:formula="653889 * ?f5 / 871852"/><draw:equation draw:name="f17" draw:formula="459582 * ?f4 / 612776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15"><draw:frame draw:z-index="251755520" draw:id="id15" draw:style-name="a17" draw:name="Text Box 39" text:anchor-type="paragraph" svg:x="1.96597in" svg:y="1.3125in" svg:width="0.32083in" svg:height="0.30208in" style:rel-width="scale" style:rel-height="scale"><draw:text-box draw:chain-next-name="Text Box 39"><text:p text:style-name="Normal">n</text:p></draw:text-box><svg:desc/></draw:frame></text:span><text:span text:style-name="T16"><draw:frame draw:z-index="251754496" draw:id="id16" draw:style-name="a18" draw:name="Text Box 38" text:anchor-type="paragraph" svg:x="3.125in" svg:y="1.33194in" svg:width="0.32083in" svg:height="0.30208in" style:rel-width="scale" style:rel-height="scale"><draw:text-box draw:chain-next-name="Text Box 38"><text:p text:style-name="Normal">1</text:p></draw:text-box><svg:desc/></draw:frame></text:span><text:span text:style-name="T17"><draw:custom-shape svg:x="2.20069in" svg:y="1.36319in" svg:width="0.95347in" svg:height="0.67014in" draw:z-index="251743232" draw:id="id17" draw:style-name="a19" draw:name="AutoShape 12" text:anchor-type="paragraph"><svg:desc/><text:p text:style-name="Normal">has</text:p><draw:enhanced-geometry draw:type="non-primitive" svg:viewBox="0 0 871852 612776" draw:enhanced-path="M 0 306388 L 435926 0 871852 306388 435926 612776 Z N" draw:text-areas="?f24 ?f26 ?f25 ?f27" draw:glue-points="?f18 ?f19 ?f20 ?f21 ?f18 ?f22 ?f23 ?f21 ?f18 ?f19 ?f20 ?f21 ?f18 ?f22 ?f23 ?f21 ?f18 ?f19 ?f20 ?f21 ?f18 ?f22 ?f23 ?f21" draw:glue-point-leaving-directions="-360.0001, -90, -180, -270, 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1852"/><draw:equation draw:name="f7" draw:formula="?f4 / 612776"/><draw:equation draw:name="f8" draw:formula="435926 * ?f5 / 871852"/><draw:equation draw:name="f9" draw:formula="0 * ?f4 / 612776"/><draw:equation draw:name="f10" draw:formula="871852 * ?f5 / 871852"/><draw:equation draw:name="f11" draw:formula="306388 * ?f4 / 612776"/><draw:equation draw:name="f12" draw:formula="612776 * ?f4 / 612776"/><draw:equation draw:name="f13" draw:formula="0 * ?f5 / 871852"/><draw:equation draw:name="f14" draw:formula="217963 * ?f5 / 871852"/><draw:equation draw:name="f15" draw:formula="153194 * ?f4 / 612776"/><draw:equation draw:name="f16" draw:formula="653889 * ?f5 / 871852"/><draw:equation draw:name="f17" draw:formula="459582 * ?f4 / 612776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span><text:span text:style-name="T18"><draw:connector draw:type="line" svg:x1="1.09861in" svg:y1="1.69375in" svg:x2="4.19861in" svg:y2="1.69375in" draw:z-index="251742207" draw:id="id18" draw:style-name="a21" draw:transform="translate(-2.64861in -1.69375in) rotate(-3.14159) translate(2.64861in 1.69375in)" draw:name="AutoShape 25" text:anchor-type="paragraph"><svg:desc/></draw:connector></text:span><text:span text:style-name="T19"><draw:g draw:z-index="251820544" draw:name="Group 68" draw:id="id21" draw:style-name="a24" text:anchor-type="paragraph"><svg:desc/><draw:custom-shape svg:x="-0.15in" svg:y="0.32083in" svg:width="1.27361in" svg:height="0.37847in" draw:z-index="251744256" draw:id="id19" draw:style-name="a22" draw:name="Rectangle 13"><svg:desc/><text:p text:style-name="P20">Location</text:p><text:p text:style-name="Normal"/><draw:enhanced-geometry draw:type="non-primitive" svg:viewBox="0 0 21600 21600" draw:enhanced-path="M 0 0 L 21600 0 21600 21600 0 21600 Z N"/></draw:custom-shape><draw:custom-shape svg:x="-0.15in" svg:y="0.69931in" svg:width="1.27361in" svg:height="1.98542in" draw:z-index="251820032" draw:id="id20" draw:style-name="a23" draw:name="Rectangle 13"><svg:desc/><text:p text:style-name="Normal">Name</text:p><text:p text:style-name="Normal">Description</text:p><text:p text:style-name="Normal">Latitude</text:p><text:p text:style-name="Normal">Longitude</text:p><text:p text:style-name="Normal">Time stamp</text:p><text:p text:style-name="Normal"/><draw:enhanced-geometry draw:type="non-primitive" svg:viewBox="0 0 21600 21600" draw:enhanced-path="M 0 0 L 21600 0 21600 21600 0 21600 Z N"/></draw:custom-shape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0" svg:viewBox="0 0 20 30" svg:d="m10 0-10 30h20z"/>
    <draw:marker draw:name="a12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y</meta:initial-creator>
    <dc:creator>Andy</dc:creator>
    <meta:creation-date>2013-12-02T20:04:00Z</meta:creation-date>
    <dc:date>2013-12-05T19:31:00Z</dc:date>
    <meta:template xlink:href="Normal" xlink:type="simple"/>
    <meta:editing-cycles>4</meta:editing-cycles>
    <meta:editing-duration>PT2340S</meta:editing-duration>
    <meta:document-statistic meta:page-count="1" meta:paragraph-count="1" meta:word-count="2" meta:character-count="16" meta:row-count="1" meta:non-whitespace-character-count="15"/>
  </office:meta>
</office:document-meta>
</file>